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F682EB08BA.png" manifest:media-type="image/png"/>
  <manifest:file-entry manifest:full-path="Pictures/100000010000078000000438FABE4BC2.png" manifest:media-type="image/png"/>
  <manifest:file-entry manifest:full-path="Pictures/1000000100000262000001F64B9E078A.png" manifest:media-type="image/png"/>
  <manifest:file-entry manifest:full-path="Pictures/10000001000001A4000001160CB41E7F.png" manifest:media-type="image/png"/>
  <manifest:file-entry manifest:full-path="Pictures/100000010000029200000305258FE707.png" manifest:media-type="image/png"/>
  <manifest:file-entry manifest:full-path="Pictures/10000001000001A40000002424A9C7B1.png" manifest:media-type="image/png"/>
  <manifest:file-entry manifest:full-path="Pictures/10000001000000A000000072205D1397.png" manifest:media-type="image/png"/>
  <manifest:file-entry manifest:full-path="Pictures/10000001000002D2000001D2D8E17352.png" manifest:media-type="image/png"/>
  <manifest:file-entry manifest:full-path="Pictures/1000000100000749000002657C1E0DE2.png" manifest:media-type="image/png"/>
  <manifest:file-entry manifest:full-path="Pictures/100000010000028700000251D07E3453.png" manifest:media-type="image/png"/>
  <manifest:file-entry manifest:full-path="Pictures/1000000100000780000004382848DABA.png" manifest:media-type="image/png"/>
  <manifest:file-entry manifest:full-path="Pictures/100000010000078000000438EE7E1745.png" manifest:media-type="image/png"/>
  <manifest:file-entry manifest:full-path="Pictures/100000010000002C0000006B2722E2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 loext:decorative="false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94cm, 8.495cm, 1.97cm, 2.028cm)" draw:image-opacity="100%" style:mirror="none" loext:decorative="false"/>
    </style:style>
    <style:style style:name="gr1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4cm" fo:min-width="0.233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8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ffff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 loext:decorative="fals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82cm" fo:min-width="6.617cm" loext:decorative="false"/>
    </style:style>
    <style:style style:name="gr39" style:family="graphic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40" style:family="graphic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41" style:family="graphic">
      <style:graphic-properties draw:stroke="none" svg:stroke-color="#000000" draw:fill="solid" draw:fill-color="#ffffff" draw:textarea-horizontal-align="left" draw:auto-grow-height="true" draw:auto-grow-width="false" fo:min-height="0.698cm" fo:min-width="0.4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5" draw:fill-hatch-solid="fals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4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5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6" style:family="paragraph">
      <loext:graphic-properties draw:fill="none" draw:fill-color="#ffffff"/>
      <style:text-properties fo:color="#00a933" loext:opacity="100%"/>
    </style:style>
    <style:style style:name="P7" style:family="paragraph">
      <loext:graphic-properties draw:fill="none" draw:fill-color="#ffffff"/>
      <style:text-properties fo:color="#729fcf" loext:opacity="100%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style:paragraph-properties fo:text-align="center" style:writing-mode="lr-tb"/>
      <style:text-properties fo:color="#ff8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2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4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ff00" loext:opacity="100%" fo:font-size="14pt"/>
    </style:style>
    <style:style style:name="P16" style:family="paragraph">
      <style:paragraph-properties fo:text-align="center" style:writing-mode="lr-tb"/>
      <style:text-properties fo:color="#3465a4" loext:opacity="100%"/>
    </style:style>
    <style:style style:name="P17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8" style:family="paragraph">
      <style:paragraph-properties fo:text-align="center" style:writing-mode="lr-tb"/>
      <style:text-properties fo:color="#00a933" loext:opacity="100%"/>
    </style:style>
    <style:style style:name="P19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20" style:family="paragraph">
      <style:paragraph-properties fo:text-align="center" style:writing-mode="lr-tb"/>
      <style:text-properties fo:color="#ffbf00" loext:opacity="100%"/>
    </style:style>
    <style:style style:name="P21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2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3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  <style:text-properties fo:color="#000000" loext:opacity="100%" style:font-name="Nimbus Sans" fo:font-size="18pt"/>
    </style:style>
    <style:style style:name="T1" style:family="text">
      <style:text-properties fo:color="#00a933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ize="18pt" style:font-size-asian="18pt" style:font-size-complex="18pt"/>
    </style:style>
    <style:style style:name="T7" style:family="text">
      <style:text-properties fo:color="#ffff00" loext:opacity="100%" fo:font-size="14pt" style:font-size-asian="14pt" style:font-size-complex="14pt"/>
    </style:style>
    <style:style style:name="T8" style:family="text">
      <style:text-properties fo:color="#ffff00" loext:opacity="100%" fo:font-size="14pt"/>
    </style:style>
    <style:style style:name="T9" style:family="text">
      <style:text-properties fo:color="#3465a4" loext:opacity="100%"/>
    </style:style>
    <style:style style:name="T10" style:family="text">
      <style:text-properties fo:color="#ffbf00" loext:opacity="100%"/>
    </style:style>
    <style:style style:name="T11" style:family="text">
      <style:text-properties fo:color="#000000" loext:opacity="100%" style:font-name="Nimbus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9cm" svg:height="15.749cm" svg:x="0.016cm" svg:y="0.025cm">
          <draw:image xlink:href="Pictures/100000010000078000000438FABE4BC2.png" xlink:type="simple" xlink:show="embed" xlink:actuate="onLoad" draw:mime-type="image/png">
            <text:p/>
          </draw:image>
        </draw:frame>
        <draw:custom-shape draw:style-name="gr2" draw:text-style-name="P2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7" draw:text-style-name="P6" draw:layer="Screen_Layout" svg:width="1.67cm" svg:height="0.962cm" svg:x="13.36cm" svg:y="5.145cm">
          <draw:text-box>
            <text:p><text:span text:style-name="T1">&lt;A&gt;</text:span></text:p>
          </draw:text-box>
        </draw:frame>
        <draw:frame draw:style-name="gr7" draw:text-style-name="P7" draw:layer="Screen_Layout" svg:width="1.67cm" svg:height="0.962cm" svg:x="13.361cm" svg:y="0.326cm">
          <draw:text-box>
            <text:p><text:span text:style-name="T2">&lt;B&gt;</text:span></text:p>
          </draw:text-box>
        </draw:frame>
        <draw:frame draw:style-name="gr8" draw:text-style-name="P8" draw:layer="Screen_Layout" svg:width="1.704cm" svg:height="0.962cm" svg:x="16.555cm" svg:y="9.795cm">
          <draw:text-box>
            <text:p><text:span text:style-name="T3">&lt;C&gt;</text:span></text:p>
          </draw:text-box>
        </draw:frame>
        <draw:frame draw:style-name="gr8" draw:text-style-name="P9" draw:layer="Screen_Layout" svg:width="1.704cm" svg:height="0.962cm" svg:x="13.361cm" svg:y="15.048cm">
          <draw:text-box>
            <text:p><text:span text:style-name="T4">&lt;D&gt;</text:span></text:p>
          </draw:text-box>
        </draw:frame>
        <draw:frame draw:style-name="gr8" draw:text-style-name="P8" draw:layer="Screen_Layout" svg:width="1.704cm" svg:height="0.962cm" svg:x="16.556cm" svg:y="0.855cm">
          <draw:text-box>
            <text:p><text:span text:style-name="T3">&lt;C&gt;</text:span></text:p>
          </draw:text-box>
        </draw:frame>
        <draw:custom-shape draw:style-name="gr9" draw:text-style-name="P11" draw:layer="Screen_Sections" svg:width="7.218cm" svg:height="5.408cm" svg:x="0.731cm" svg:y="3.165cm">
          <text:p text:style-name="P10"><text:span text:style-name="T5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Screen_Sections" svg:width="7.218cm" svg:height="4.687cm" svg:x="9.99cm" svg:y="2.684cm">
          <text:p text:style-name="P10"><text:span text:style-name="T5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3" draw:layer="Screen_Sections" svg:width="7.218cm" svg:height="4.687cm" svg:x="19.572cm" svg:y="2.684cm">
          <text:p text:style-name="P12"><text:span text:style-name="T6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Screen_Sections" svg:width="22.906cm" svg:height="3.913cm" svg:x="0.207cm" svg:y="10.999cm">
          <text:p text:style-name="P10"><text:span text:style-name="T5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1" draw:layer="Screen_Sections" svg:width="22.906cm" svg:height="1.001cm" svg:x="0.208cm" svg:y="9.771cm">
          <text:p text:style-name="P10"><text:span text:style-name="T5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Screen_Sections" svg:width="4.32cm" svg:height="4.687cm" svg:x="23.472cm" svg:y="9.96cm">
          <text:p text:style-name="P10"><text:span text:style-name="T5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Screen_Sections" svg:width="27.685cm" svg:height="0.688cm" svg:x="0.209cm" svg:y="15.062cm">
          <text:p text:style-name="P10"><text:span text:style-name="T5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Screen_Sections" svg:width="27.781cm" svg:height="1.077cm" svg:x="0.113cm" svg:y="0.416cm">
          <text:p text:style-name="P10"><text:span text:style-name="T5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2" draw:style-name="dp1" draw:master-page-name="Default">
        <draw:g draw:style-name="gr16">
          <draw:frame draw:style-name="gr1" draw:text-style-name="P1" draw:layer="layout" svg:width="16.139cm" svg:height="13.281cm" svg:x="6.005cm" svg:y="0.979cm">
            <draw:image xlink:href="Pictures/1000000100000262000001F64B9E078A.png" xlink:type="simple" xlink:show="embed" xlink:actuate="onLoad" draw:mime-type="image/png">
              <text:p/>
            </draw:image>
          </draw:frame>
          <draw:frame draw:style-name="gr17" draw:text-style-name="P1" draw:layer="layout" svg:width="5.615cm" svg:height="0.516cm" svg:x="8.034cm" svg:y="11.774cm">
            <draw:image xlink:href="Pictures/1000000100000262000001F682EB08BA.png" xlink:type="simple" xlink:show="embed" xlink:actuate="onLoad" draw:mime-type="image/png">
              <text:p/>
            </draw:image>
          </draw:frame>
        </draw:g>
        <draw:custom-shape draw:style-name="gr18" draw:text-style-name="P1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g draw:style-name="gr16">
          <draw:frame draw:style-name="gr19" draw:text-style-name="P14" draw:layer="Screen_Layout" svg:width="2.568cm" svg:height="0.806cm" svg:x="14.234cm" svg:y="10.318cm">
            <draw:text-box>
              <text:p><text:span text:style-name="T7">3</text:span></text:p>
            </draw:text-box>
          </draw:frame>
          <draw:polyline draw:style-name="gr20" draw:text-style-name="P1" draw:layer="Screen_Layout" svg:width="1.131cm" svg:height="1.291cm" draw:transform="rotate (-3.14159265358979) translate (14.139cm 12.008cm)" svg:viewBox="0 0 1132 1292" draw:points="0,1292 1132,1292 1132,0">
            <text:p/>
          </draw:polyline>
        </draw:g>
        <draw:frame draw:style-name="gr21" draw:text-style-name="P15" draw:layer="Handles" svg:width="3.415cm" svg:height="0.806cm" svg:x="8.514cm" svg:y="7.811cm">
          <draw:text-box>
            <text:p><text:span text:style-name="T8">1</text:span></text:p>
          </draw:text-box>
        </draw:frame>
        <draw:frame draw:style-name="gr22" draw:text-style-name="P15" draw:layer="Handles" svg:width="3.423cm" svg:height="0.806cm" svg:x="8.489cm" svg:y="8.671cm">
          <draw:text-box>
            <text:p><text:span text:style-name="T8">2</text:span></text:p>
          </draw:text-box>
        </draw:frame>
        <draw:polyline draw:style-name="gr20" draw:text-style-name="P1" draw:layer="Handles" svg:width="1.97cm" svg:height="0.581cm" draw:transform="rotate (-3.14159265358979) translate (8.625cm 8.784cm)" svg:viewBox="0 0 1971 582" draw:points="0,582 1971,582 1971,0">
          <text:p/>
        </draw:polyline>
        <draw:polyline draw:style-name="gr20" draw:text-style-name="P1" draw:layer="Handles" svg:width="0.78cm" svg:height="0.013cm" draw:transform="rotate (-3.14159265358979) translate (8.599cm 9.089cm)" svg:viewBox="0 0 781 14" draw:points="0,14 781,14 767,0">
          <text:p/>
        </draw:polyline>
      </draw:page>
      <draw:page draw:name="page3" draw:style-name="dp1" draw:master-page-name="Default">
        <draw:frame draw:style-name="gr1" draw:text-style-name="P1" draw:layer="Screen_Layout" svg:width="14.813cm" svg:height="9.804cm" svg:x="8.55cm" svg:y="2.689cm">
          <draw:image xlink:href="Pictures/10000001000001A4000001160CB41E7F.png" xlink:type="simple" xlink:show="embed" xlink:actuate="onLoad" draw:mime-type="image/png">
            <text:p/>
          </draw:image>
        </draw:frame>
        <draw:polygon draw:style-name="gr23" draw:text-style-name="P1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3" draw:text-style-name="P1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  <draw:frame draw:style-name="gr1" draw:text-style-name="P1" draw:layer="layout" svg:width="4.847cm" svg:height="3.453cm" svg:x="18.429cm" svg:y="5.954cm">
          <draw:image xlink:href="Pictures/10000001000000A000000072205D1397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875cm" svg:height="12.182cm" svg:x="4.673cm" svg:y="1.617cm">
          <draw:image xlink:href="Pictures/10000001000002D2000001D2D8E17352.png" xlink:type="simple" xlink:show="embed" xlink:actuate="onLoad" draw:mime-type="image/png">
            <text:p/>
          </draw:image>
        </draw:frame>
        <draw:custom-shape draw:style-name="gr24" draw:text-style-name="P1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6">
          <draw:polyline draw:style-name="gr25" draw:text-style-name="P1" draw:layer="controls" svg:width="1.31cm" svg:height="2.777cm" svg:x="11.701cm" svg:y="0.817cm" svg:viewBox="0 0 1311 2778" draw:points="0,2778 820,2778 820,0 1311,0">
            <text:p/>
          </draw:polyline>
          <draw:polyline draw:style-name="gr25" draw:text-style-name="P1" draw:layer="controls" svg:width="1.335cm" svg:height="0cm" svg:x="11.701cm" svg:y="4.245cm" svg:viewBox="0 0 1336 0" draw:points="0,0 883,0 1336,0">
            <text:p/>
          </draw:polyline>
          <draw:polyline draw:style-name="gr25" draw:text-style-name="P1" draw:layer="controls" svg:width="1.359cm" svg:height="5.737cm" svg:x="11.689cm" svg:y="4.894cm" svg:viewBox="0 0 1360 5738" draw:points="0,0 778,0 778,5738 1360,5738">
            <text:p/>
          </draw:polyline>
        </draw:g>
        <draw:frame draw:style-name="gr1" draw:text-style-name="P1" draw:layer="layout" svg:width="16.362cm" svg:height="14.997cm" svg:x="4.343cm" svg:y="0.332cm">
          <draw:image xlink:href="Pictures/100000010000028700000251D07E3453.png" xlink:type="simple" xlink:show="embed" xlink:actuate="onLoad" draw:mime-type="image/png">
            <text:p/>
          </draw:image>
        </draw:frame>
        <draw:polyline draw:style-name="gr25" draw:text-style-name="P1" draw:layer="controls" svg:width="1.287cm" svg:height="2.75cm" svg:x="11.695cm" svg:y="10.143cm" svg:viewBox="0 0 1288 2751" draw:points="0,0 547,0 547,2751 1288,2751">
          <text:p/>
        </draw:polyline>
      </draw:page>
      <draw:page draw:name="page6" draw:style-name="dp1" draw:master-page-name="Default">
        <draw:frame draw:style-name="gr1" draw:text-style-name="P1" draw:layer="layout" svg:width="13.405cm" svg:height="15.749cm" svg:x="5.221cm" svg:y="0.001cm">
          <draw:image xlink:href="Pictures/100000010000029200000305258FE707.png" xlink:type="simple" xlink:show="embed" xlink:actuate="onLoad" draw:mime-type="image/png">
            <text:p/>
          </draw:image>
        </draw:frame>
        <draw:polyline draw:style-name="gr25" draw:text-style-name="P1" draw:layer="controls" svg:width="1.038cm" svg:height="4.515cm" svg:x="11.415cm" svg:y="0.341cm" svg:viewBox="0 0 1039 4516" draw:points="0,4516 359,4516 359,0 1039,0">
          <text:p/>
        </draw:polyline>
        <draw:polyline draw:style-name="gr25" draw:text-style-name="P1" draw:layer="controls" svg:width="1cm" svg:height="3.155cm" svg:x="11.415cm" svg:y="2.231cm" svg:viewBox="0 0 1001 3156" draw:points="0,3156 604,3156 604,0 1001,0 1001,18">
          <text:p/>
        </draw:polyline>
        <draw:polyline draw:style-name="gr25" draw:text-style-name="P1" draw:layer="controls" svg:width="1.01cm" svg:height="1.94cm" svg:x="11.425cm" svg:y="5.929cm" svg:viewBox="0 0 1011 1941" draw:points="0,0 536,0 590,0 590,1941 1011,1941">
          <text:p/>
        </draw:polyline>
        <draw:polyline draw:style-name="gr25" draw:text-style-name="P1" draw:layer="controls" svg:width="1.01cm" svg:height="4.361cm" svg:x="11.411cm" svg:y="6.459cm" svg:viewBox="0 0 1011 4362" draw:points="0,0 353,0 353,4362 1011,4362">
          <text:p/>
        </draw:polyline>
        <draw:polyline draw:style-name="gr25" draw:text-style-name="P1" draw:layer="controls" svg:width="1.05cm" svg:height="0.99cm" svg:x="11.398cm" svg:y="11.757cm" svg:viewBox="0 0 1051 991" draw:points="0,0 603,0 603,991 1051,991">
          <text:p/>
        </draw:polyline>
      </draw:page>
      <draw:page draw:name="page7" draw:style-name="dp1" draw:master-page-name="Default">
        <draw:frame draw:style-name="gr1" draw:text-style-name="P1" draw:layer="layout" svg:width="27.999cm" svg:height="15.749cm" svg:x="0.001cm" svg:y="0.001cm">
          <draw:image xlink:href="Pictures/1000000100000780000004382848DABA.png" xlink:type="simple" xlink:show="embed" xlink:actuate="onLoad" draw:mime-type="image/png">
            <text:p/>
          </draw:image>
        </draw:frame>
        <draw:custom-shape draw:style-name="gr26" draw:text-style-name="P17" draw:layer="layout" svg:width="28cm" svg:height="6.574cm" svg:x="0cm" svg:y="1.16cm">
          <text:p text:style-name="P16"><text:span text:style-name="T9">Row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28cm" svg:height="3.704cm" svg:x="0cm" svg:y="7.755cm">
          <text:p text:style-name="P18"><text:span text:style-name="T1">Row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8cm" svg:height="3.745cm" svg:x="0cm" svg:y="11.499cm">
          <text:p text:style-name="P20"><text:span text:style-name="T10">Row 3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5.475cm" svg:y1="1.181cm" svg:x2="5.475cm" svg:y2="7.795cm">
          <text:p/>
        </draw:line>
        <draw:line draw:style-name="gr29" draw:text-style-name="P1" draw:layer="layout" svg:x1="14.106cm" svg:y1="1.181cm" svg:x2="14.106cm" svg:y2="7.795cm">
          <text:p/>
        </draw:line>
        <draw:line draw:style-name="gr29" draw:text-style-name="P1" draw:layer="layout" svg:x1="21.594cm" svg:y1="1.181cm" svg:x2="21.594cm" svg:y2="7.795cm">
          <text:p/>
        </draw:line>
        <draw:line draw:style-name="gr30" draw:text-style-name="P1" draw:layer="layout" svg:x1="12.314cm" svg:y1="7.735cm" svg:x2="12.314cm" svg:y2="11.438cm">
          <text:p/>
        </draw:line>
        <draw:line draw:style-name="gr30" draw:text-style-name="P1" draw:layer="layout" svg:x1="18.358cm" svg:y1="7.736cm" svg:x2="18.358cm" svg:y2="11.439cm">
          <text:p/>
        </draw:line>
        <draw:line draw:style-name="gr29" draw:text-style-name="P1" draw:layer="layout" svg:x1="0cm" svg:y1="5.323cm" svg:x2="5.496cm" svg:y2="5.323cm">
          <text:p/>
        </draw:line>
        <draw:custom-shape draw:style-name="gr31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27.999cm" svg:height="15.749cm" svg:x="0.016cm" svg:y="-0.002cm">
          <draw:image xlink:href="Pictures/100000010000078000000438EE7E1745.png" xlink:type="simple" xlink:show="embed" xlink:actuate="onLoad" draw:mime-type="image/png">
            <text:p/>
          </draw:image>
        </draw:frame>
        <draw:custom-shape draw:style-name="gr32" draw:text-style-name="P17" draw:layer="layout" svg:width="12.294cm" svg:height="14.064cm" svg:x="0.013cm" svg:y="1.197cm">
          <text:p text:style-name="P16"><text:span text:style-name="T9">Column 1</text:span></text:p>
          <text:p text:style-name="P16"><text:span text:style-name="T9"/></text:p>
          <text:p text:style-name="P16"><text:span text:style-name="T9"/></text:p>
          <text:p text:style-name="P16"><text:span text:style-name="T9"/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10.893cm" svg:height="14.064cm" svg:x="12.354cm" svg:y="1.198cm">
          <text:p text:style-name="P18"><text:span text:style-name="T1">Column 2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4.716cm" svg:height="14.064cm" svg:x="23.284cm" svg:y="1.198cm">
          <text:p text:style-name="P20"><text:span text:style-name="T10">Columns 3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0cm" svg:y1="5.323cm" svg:x2="12.293cm" svg:y2="5.323cm">
          <text:p/>
        </draw:line>
        <draw:line draw:style-name="gr29" draw:text-style-name="P1" draw:layer="layout" svg:x1="0.001cm" svg:y1="11.449cm" svg:x2="12.294cm" svg:y2="11.449cm">
          <text:p/>
        </draw:line>
        <draw:line draw:style-name="gr29" draw:text-style-name="P1" draw:layer="layout" svg:x1="0.001cm" svg:y1="7.684cm" svg:x2="12.294cm" svg:y2="7.684cm">
          <text:p/>
        </draw:line>
        <draw:line draw:style-name="gr30" draw:text-style-name="P1" draw:layer="layout" svg:x1="12.355cm" svg:y1="7.439cm" svg:x2="23.284cm" svg:y2="7.439cm">
          <text:p/>
        </draw:line>
        <draw:line draw:style-name="gr30" draw:text-style-name="P1" draw:layer="layout" svg:x1="12.356cm" svg:y1="11.958cm" svg:x2="23.285cm" svg:y2="11.958cm">
          <text:p/>
        </draw:line>
        <draw:line draw:style-name="gr35" draw:text-style-name="P1" draw:layer="layout" svg:x1="23.243cm" svg:y1="8.538cm" svg:x2="28cm" svg:y2="8.538cm">
          <text:p/>
        </draw:line>
        <draw:line draw:style-name="gr35" draw:text-style-name="P1" draw:layer="layout" svg:x1="23.244cm" svg:y1="12.486cm" svg:x2="28.001cm" svg:y2="12.486cm">
          <text:p/>
        </draw:line>
        <draw:custom-shape draw:style-name="gr36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7" draw:text-style-name="P24" draw:layer="layout" svg:width="27.999cm" svg:height="9.202cm" svg:x="0.032cm" svg:y="3.463cm">
          <draw:image xlink:href="Pictures/1000000100000749000002657C1E0DE2.png" xlink:type="simple" xlink:show="embed" xlink:actuate="onLoad" draw:mime-type="image/png">
            <text:p/>
          </draw:image>
        </draw:frame>
        <draw:frame draw:style-name="gr37" draw:text-style-name="P24" draw:layer="layout" svg:width="5.329cm" svg:height="0.446cm" svg:x="22.159cm" svg:y="7.911cm">
          <draw:image xlink:href="Pictures/10000001000001A40000002424A9C7B1.png" xlink:type="simple" xlink:show="embed" xlink:actuate="onLoad" draw:mime-type="image/png">
            <text:p/>
          </draw:image>
        </draw:frame>
        <draw:custom-shape draw:style-name="gr38" draw:text-style-name="P25" draw:layer="layout" svg:width="7.117cm" svg:height="1.032cm" svg:x="22.027cm" svg:y="6.773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0.411cm" svg:height="0.712cm" svg:x="6.835cm" svg:y="7.066cm">
          <draw:text-box>
            <text:p><text:span text:style-name="T11">1</text:span></text:p>
          </draw:text-box>
        </draw:frame>
        <draw:line draw:style-name="gr40" draw:text-style-name="P1" draw:layer="layout" svg:x1="23.313cm" svg:y1="5.83cm" svg:x2="23.313cm" svg:y2="6.637cm">
          <text:p/>
        </draw:line>
        <draw:frame draw:style-name="gr39" draw:text-style-name="P26" draw:layer="layout" svg:width="0.411cm" svg:height="0.712cm" svg:x="17.736cm" svg:y="7.066cm">
          <draw:text-box>
            <text:p><text:span text:style-name="T11">2</text:span></text:p>
          </draw:text-box>
        </draw:frame>
        <draw:frame draw:style-name="gr39" draw:text-style-name="P26" draw:layer="layout" svg:width="0.411cm" svg:height="0.712cm" svg:x="21.436cm" svg:y="7.066cm">
          <draw:text-box>
            <text:p><text:span text:style-name="T11">3</text:span></text:p>
          </draw:text-box>
        </draw:frame>
        <draw:frame draw:style-name="gr39" draw:text-style-name="P26" draw:layer="layout" svg:width="0.411cm" svg:height="0.712cm" svg:x="22.197cm" svg:y="6.366cm">
          <draw:text-box>
            <text:p><text:span text:style-name="T11">4</text:span></text:p>
          </draw:text-box>
        </draw:frame>
        <draw:frame draw:style-name="gr39" draw:text-style-name="P26" draw:layer="layout" svg:width="0.411cm" svg:height="0.712cm" svg:x="22.598cm" svg:y="7.066cm">
          <draw:text-box>
            <text:p><text:span text:style-name="T11">5</text:span></text:p>
          </draw:text-box>
        </draw:frame>
        <draw:frame draw:style-name="gr39" draw:text-style-name="P26" draw:layer="layout" svg:width="0.411cm" svg:height="0.712cm" svg:x="23.107cm" svg:y="5.166cm">
          <draw:text-box>
            <text:p><text:span text:style-name="T11">6</text:span></text:p>
          </draw:text-box>
        </draw:frame>
        <draw:frame draw:style-name="gr39" draw:text-style-name="P26" draw:layer="layout" svg:width="0.411cm" svg:height="0.712cm" svg:x="23.664cm" svg:y="7.066cm">
          <draw:text-box>
            <text:p><text:span text:style-name="T11">7</text:span></text:p>
          </draw:text-box>
        </draw:frame>
        <draw:frame draw:style-name="gr39" draw:text-style-name="P26" draw:layer="layout" svg:width="0.411cm" svg:height="0.712cm" svg:x="24.065cm" svg:y="6.366cm">
          <draw:text-box>
            <text:p><text:span text:style-name="T11">8</text:span></text:p>
          </draw:text-box>
        </draw:frame>
        <draw:frame draw:style-name="gr39" draw:text-style-name="P26" draw:layer="layout" svg:width="0.411cm" svg:height="0.712cm" svg:x="24.466cm" svg:y="7.066cm">
          <draw:text-box>
            <text:p><text:span text:style-name="T11">9</text:span></text:p>
          </draw:text-box>
        </draw:frame>
        <draw:frame draw:style-name="gr41" draw:text-style-name="P26" draw:layer="layout" svg:width="0.806cm" svg:height="0.712cm" svg:x="24.807cm" svg:y="6.366cm">
          <draw:text-box>
            <text:p><text:span text:style-name="T11">10</text:span></text:p>
          </draw:text-box>
        </draw:frame>
        <draw:frame draw:style-name="gr41" draw:text-style-name="P26" draw:layer="layout" svg:width="0.806cm" svg:height="0.712cm" svg:x="25.267cm" svg:y="7.066cm">
          <draw:text-box>
            <text:p><text:span text:style-name="T11">11</text:span></text:p>
          </draw:text-box>
        </draw:frame>
        <draw:line draw:style-name="gr40" draw:text-style-name="P1" draw:layer="layout" svg:x1="24.281cm" svg:y1="7.022cm" svg:x2="24.281cm" svg:y2="7.829cm">
          <text:p/>
        </draw:line>
        <draw:line draw:style-name="gr40" draw:text-style-name="P1" draw:layer="layout" svg:x1="25.197cm" svg:y1="7.014cm" svg:x2="25.197cm" svg:y2="7.96cm">
          <text:p/>
        </draw:line>
        <draw:line draw:style-name="gr40" draw:text-style-name="P1" draw:layer="layout" svg:x1="22.413cm" svg:y1="7.014cm" svg:x2="22.413cm" svg:y2="7.821cm">
          <text:p/>
        </draw:line>
        <draw:line draw:style-name="gr40" draw:text-style-name="P1" draw:layer="layout" svg:x1="26.297cm" svg:y1="7.006cm" svg:x2="26.297cm" svg:y2="7.998cm">
          <text:p/>
        </draw:line>
        <draw:frame draw:style-name="gr41" draw:text-style-name="P26" draw:layer="layout" svg:width="0.806cm" svg:height="0.712cm" svg:x="25.899cm" svg:y="6.366cm">
          <draw:text-box>
            <text:p><text:span text:style-name="T11">12</text:span></text:p>
          </draw:text-box>
        </draw:frame>
        <draw:frame draw:style-name="gr41" draw:text-style-name="P26" draw:layer="layout" svg:width="0.806cm" svg:height="0.712cm" svg:x="26.867cm" svg:y="7.066cm">
          <draw:text-box>
            <text:p><text:span text:style-name="T11">13</text:span></text:p>
          </draw:text-box>
        </draw:frame>
        <draw:frame draw:style-name="gr37" draw:text-style-name="P24" draw:layer="layout" svg:width="0.518cm" svg:height="1.261cm" svg:x="23.087cm" svg:y="6.652cm">
          <draw:image xlink:href="Pictures/100000010000002C0000006B2722E26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8-14T07:41:21.018166731</meta:creation-date>
    <dc:date>2025-10-30T19:01:41.243661900</dc:date>
    <meta:editing-duration>PT11H32M48S</meta:editing-duration>
    <meta:editing-cycles>26</meta:editing-cycles>
    <meta:generator>LibreOffice/25.2.6.2$Windows_X86_64 LibreOffice_project/729c5bfe710f5eb71ed3bbde9e06a6065e9c6c5d</meta:generator>
    <meta:document-statistic meta:object-count="93"/>
  </office:meta>
</office:document-meta>
</file>